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7917d" officeooo:paragraph-rsid="0007917d" style:font-size-asian="13.1000003814697pt" style:font-size-complex="15pt"/>
    </style:style>
    <style:style style:name="P2" style:family="paragraph" style:parent-style-name="Standard">
      <style:paragraph-properties fo:text-align="start" style:justify-single-word="false"/>
      <style:text-properties fo:font-size="15pt" officeooo:rsid="0007917d" officeooo:paragraph-rsid="0007917d" style:font-size-asian="13.1000003814697pt" style:font-size-complex="15pt"/>
    </style:style>
    <style:style style:name="P3" style:family="paragraph" style:parent-style-name="Standard">
      <style:paragraph-properties fo:text-align="start" style:justify-single-word="false"/>
      <style:text-properties fo:font-size="15pt" fo:font-weight="bold" officeooo:rsid="0007917d" officeooo:paragraph-rsid="0007917d"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b0f6f" officeooo:paragraph-rsid="000b0f6f"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054a4" officeooo:paragraph-rsid="001054a4"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normal" officeooo:rsid="0007917d" officeooo:paragraph-rsid="0007917d"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0b0f6f" officeooo:paragraph-rsid="000b0f6f"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0b0f6f" officeooo:paragraph-rsid="001054a4"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0f6501" officeooo:paragraph-rsid="000f6501"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1054a4" officeooo:paragraph-rsid="001054a4"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10c887" officeooo:paragraph-rsid="0010c887"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10c887" officeooo:paragraph-rsid="0013aadb"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10c887" officeooo:paragraph-rsid="001587b7"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1587b7" officeooo:paragraph-rsid="001587b7"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officeooo:paragraph-rsid="0007917d"/>
    </style:style>
    <style:style style:name="P16" style:family="paragraph" style:parent-style-name="Standard">
      <style:paragraph-properties fo:text-align="start" style:justify-single-word="false"/>
      <style:text-properties officeooo:paragraph-rsid="000b0f6f"/>
    </style:style>
    <style:style style:name="T1" style:family="text">
      <style:text-properties officeooo:rsid="000fb830"/>
    </style:style>
    <style:style style:name="T2" style:family="text">
      <style:text-properties fo:font-size="15pt" fo:font-weight="normal" officeooo:rsid="0007917d" style:font-size-asian="13.1000003814697pt" style:font-weight-asian="normal" style:font-size-complex="15pt" style:font-weight-complex="normal"/>
    </style:style>
    <style:style style:name="T3" style:family="text">
      <style:text-properties fo:font-size="15pt" fo:font-weight="normal" officeooo:rsid="000959cd" style:font-size-asian="13.1000003814697pt" style:font-weight-asian="normal" style:font-size-complex="15pt" style:font-weight-complex="normal"/>
    </style:style>
    <style:style style:name="T4" style:family="text">
      <style:text-properties fo:font-size="15pt" fo:font-weight="normal" officeooo:rsid="001054a4" style:font-size-asian="13.1000003814697pt" style:font-weight-asian="normal" style:font-size-complex="15pt" style:font-weight-complex="normal"/>
    </style:style>
    <style:style style:name="T5" style:family="text">
      <style:text-properties fo:font-size="15pt" fo:font-weight="normal" officeooo:rsid="00101d66" style:font-size-asian="13.1000003814697pt" style:font-weight-asian="normal" style:font-size-complex="15pt" style:font-weight-complex="normal"/>
    </style:style>
    <style:style style:name="T6" style:family="text">
      <style:text-properties fo:font-size="15pt" fo:font-weight="normal" officeooo:rsid="000b0f6f" style:font-size-asian="13.1000003814697pt" style:font-weight-asian="normal" style:font-size-complex="15pt" style:font-weight-complex="normal"/>
    </style:style>
    <style:style style:name="T7" style:family="text">
      <style:text-properties fo:font-size="15pt" fo:font-weight="normal" officeooo:rsid="000c3c90" style:font-size-asian="13.1000003814697pt" style:font-weight-asian="normal" style:font-size-complex="15pt" style:font-weight-complex="normal"/>
    </style:style>
    <style:style style:name="T8" style:family="text">
      <style:text-properties fo:font-size="15pt" fo:font-weight="normal" officeooo:rsid="000f6501" style:font-size-asian="13.1000003814697pt" style:font-weight-asian="normal" style:font-size-complex="15pt" style:font-weight-complex="normal"/>
    </style:style>
    <style:style style:name="T9" style:family="text">
      <style:text-properties fo:font-size="15pt" fo:font-weight="normal" officeooo:rsid="000dbc39" style:font-size-asian="13.1000003814697pt" style:font-weight-asian="normal" style:font-size-complex="15pt" style:font-weight-complex="normal"/>
    </style:style>
    <style:style style:name="T10" style:family="text">
      <style:text-properties fo:font-size="15pt" fo:font-weight="normal" officeooo:rsid="000dd297" style:font-size-asian="13.1000003814697pt" style:font-weight-asian="normal" style:font-size-complex="15pt" style:font-weight-complex="normal"/>
    </style:style>
    <style:style style:name="T11" style:family="text">
      <style:text-properties officeooo:rsid="001260c8"/>
    </style:style>
    <style:style style:name="T12" style:family="text">
      <style:text-properties officeooo:rsid="0013aadb"/>
    </style:style>
    <style:style style:name="T13" style:family="text">
      <style:text-properties officeooo:rsid="001587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 Neural Circuit Policy for autonomous navigation</text:p>
      <text:p text:style-name="P2"/>
      <text:p text:style-name="P3">Introduction:</text:p>
      <text:p text:style-name="P3"/>
      <text:p text:style-name="P15"><text:span text:style-name="T2">End to end learning has been </text:span><text:span text:style-name="T4">widely </text:span><text:span text:style-name="T2">applied to autonomous driving </text:span><text:span text:style-name="T4">research</text:span><text:span text:style-name="T2"> field in recent years and achieved outstanding performance as traditional structured approach. The benefit </text:span><text:span text:style-name="T3">of </text:span><text:span text:style-name="T2">the learning method is people don’t need to spend </text:span><text:span text:style-name="T4">large</text:span><text:span text:style-name="T2"> amount of time to tune the models, such as tuning the parameters in control systems. However, large deep neural network has its internal unknowns. Since </text:span><text:span text:style-name="T3">the neural network is </text:span><text:span text:style-name="T5">huge</text:span><text:span text:style-name="T3">, people can’t know what happens in each </text:span><text:span text:style-name="T5">stage</text:span><text:span text:style-name="T3">. This black box method raises the concerns of safety issue. How can the researchers guarantee the safety without knowing how their network works? Researchers from MIT provided the potential solution for this issue </text:span><text:span text:style-name="T4">and make end to end learning approach feasible for human to understand</text:span><text:span text:style-name="T3">. They came up with the neural circuit policy inspired by the brain from C-elegans. Briefly, the learning algorithms will contain four layers called: </text:span><text:span text:style-name="T6">Sensory, Inter-neuron, Command and Motor. </text:span><text:span text:style-name="T5">Neurons. </text:span><text:span text:style-name="T6">They are not fully connected with each other but with the special connections with respond to c-elegan’s brain. Our group use this learning algorithm to make Jackal, which is a four wheeled robot, to run autonomously. The navigation tasks consists line following and obstacle avoid</text:span><text:span text:style-name="T7">ance</text:span><text:span text:style-name="T6">. </text:span></text:p>
      <text:p text:style-name="P6"/>
      <text:p text:style-name="P4">Design:</text:p>
      <text:p text:style-name="P4"/>
      <text:p text:style-name="P16"><text:span text:style-name="T6">We separate our tasks into two phases. Phase1 </text:span><text:span text:style-name="T8">aims for</text:span><text:span text:style-name="T6"> </text:span><text:span text:style-name="T7">obstacle avoidance. We use Velodyne 3D Lidar to be the input of our system </text:span><text:span text:style-name="T9">for </text:span><text:span text:style-name="T7">detect</text:span><text:span text:style-name="T9">ing</text:span><text:span text:style-name="T7"> the obstacle. We read its Laser_scan to map the obstacles around. We design our learning algorithm by using </text:span><text:span text:style-name="T10">convolutional neural </text:span><text:span text:style-name="T7">network</text:span><text:span text:style-name="T10">(CNN)</text:span><text:span text:style-name="T7"> modules and neural circuit policy </text:span><text:span text:style-name="T4">(a control system of the model)</text:span><text:span text:style-name="T7">. Our system is separate</text:span><text:span text:style-name="T8">d </text:span><text:span text:style-name="T7">into two parts: image processing and control. We use </text:span><text:span text:style-name="T10">CNN to extract structural features from the Laser_scan data. Based on this scan information, the network decides to pass the useful scans into the control system. This control system uses neural circuit policy, which steers the vehicle using the decisions made by a set of biologically-inspired neurons. It translates the data from <text:s/>the compact convolutional model outputs to only 21 </text:span><text:span text:style-name="T5">control </text:span><text:span text:style-name="T10">neurons in an RNN structure and output angular </text:span><text:span text:style-name="T4">or</text:span><text:span text:style-name="T8"> linear </text:span><text:span text:style-name="T10">velocities. </text:span></text:p>
      <text:p text:style-name="P7"/>
      <text:p text:style-name="P9">Phase2 aims for line following task. We equipped realsense camera on the Jackal and output RGB image data as input to our learning system. We use the same learning system as we constructed for obstacle avoidance, which is CNN <text:span text:style-name="T1">plus</text:span> NCP <text:soft-page-break/>model. <text:span text:style-name="T1">The input to the whole system is RGB data and output is control commands, which are angular velocities. </text:span></text:p>
      <text:p text:style-name="P9"/>
      <text:p text:style-name="P5">Hardware Experiment</text:p>
      <text:p text:style-name="P5"/>
      <text:p text:style-name="P11">Phase1(obstacle avoidance):</text:p>
      <text:p text:style-name="P12">We set our experiment field using chairs as obstacles. Our goal is to use our trained model to make Jackal detect and go around these chairs. Jackal don’t have any destination<text:span text:style-name="T11">s, so we put the Jackal directly in front of a chair to start. </text:span></text:p>
      <text:p text:style-name="P12"/>
      <text:p text:style-name="P13"><text:span text:style-name="T11">We first manually run Jackal through chairs using slam tool box on Robot Operating System(ROS) to collect scan message, linear and angular velocities. We trained linear and angular velocities separately paired with scan message. One training model will give us predicated angular velocity using scan message and collected angular velocity as </text:span><text:span text:style-name="T12">training </text:span><text:span text:style-name="T11">inputs. Another training model will give us predicated linear velocity </text:span><text:span text:style-name="T12">using scan message and collected linear velocity as training inputs. After having those two trained models, we constructed ROS nodes to publish predicated line</text:span><text:span text:style-name="T13">a</text:span><text:span text:style-name="T12">r and angular velocity on cmd_vel topic.</text:span></text:p>
      <text:p text:style-name="P13"/>
      <text:p text:style-name="P13"><text:span text:style-name="T13">Training results:</text:span></text:p>
      <text:p text:style-name="P13"/>
      <text:p text:style-name="P13"><text:span text:style-name="T13">Phase2(line following)</text:span><text:span text:style-name="T12"> </text:span></text:p>
      <text:p text:style-name="P14">We set our </text:p>
      <text:p text:style-name="P11"/>
      <text:p text:style-name="P11"/>
      <text:p text:style-name="P5"/>
      <text:p text:style-name="P10"/>
      <text:p text:style-name="P5"/>
      <text:p text:style-name="P8"/>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9T17:46:59.165719384</meta:creation-date>
    <dc:date>2021-06-09T20:08:59.970153819</dc:date>
    <meta:editing-duration>PT2M49S</meta:editing-duration>
    <meta:editing-cycles>1</meta:editing-cycles>
    <meta:generator>LibreOffice/6.4.7.2$Linux_X86_64 LibreOffice_project/40$Build-2</meta:generator>
    <meta:document-statistic meta:table-count="0" meta:image-count="0" meta:object-count="0" meta:page-count="2" meta:paragraph-count="13" meta:word-count="553" meta:character-count="3504" meta:non-whitespace-character-count="2957"/>
  </office:meta>
</office:document-meta>
</file>